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margin-bottom="0.1736in"/>
      <style:text-properties style:font-name="Arial" fo:font-size="18.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Every September, our town has a festival. Crowds of happy people eat hotdogs and wave little flags. Then everyone goes to the park on the edge of town. The mayor gives a speech, and everyone has fun. </text:span></text:p>
      <text:p text:style-name="P1"><text:span text:style-name="T1">I should be at home packing my bags to go and study engineering at university. But, as soon as everyone has gone to the park, Janey picks me up in another 'borrowed' truck. This one is full of soil.</text:span></text:p>
      <text:p text:style-name="P1"><text:span text:style-name="T1">'Get in,' she says. 'There's enough soil to cover the high street from Baker's Street to Humber Road, right past the new shopping centre. I've mixed it with bamboo seeds. It's a kind of seed that grows really, really fast. Before the festival is over, there will be a mini forest in front of the supermarket. No one will be able to get in or out of that street. It really does grow that fast. What do you thi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7</meta:generator>
  </office:meta>
</office:document-meta>
</file>